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AF00000212568ACC12146E19E9.png" manifest:media-type="image/png"/>
  <manifest:file-entry manifest:full-path="Pictures/1000351400009698000054AB0433B3D38C11A429.svg" manifest:media-type="image/svg+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S Gothic1" svg:font-family="'MS Gothic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MS Gothic2" svg:font-family="'MS Gothic'" style:font-family-generic="roman" style:font-pitch="variable"/>
    <style:font-face style:name="Times New Roman" svg:font-family="'Times New Roman'" style:font-family-generic="roman" style:font-pitch="variable"/>
    <style:font-face style:name="WenQuanYi Zen Hei1" svg:font-family="'WenQuanYi Zen Hei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lindsWipe" smil:subtype="vertical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blindsWipe" smil:subtype="vertical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99cc00" draw:textarea-horizontal-align="justify" draw:textarea-vertical-align="top" draw:auto-grow-height="false" fo:min-height="1.434cm" fo:min-width="3.5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ccffff" draw:textarea-horizontal-align="justify" draw:textarea-vertical-align="top" draw:auto-grow-height="false" fo:min-height="1.433cm" fo:min-width="3.923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5.666cm" fo:min-width="11.778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5.666cm" fo:min-width="11.78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612cm" fo:min-width="26.051cm" fo:padding-top="0.128cm" fo:padding-bottom="0.128cm" fo:padding-left="0.256cm" fo:padding-right="0.256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418cm" fo:min-width="13.624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418cm" fo:min-width="6.966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LushGreen-subtitle">
      <style:graphic-properties draw:fill-color="#ffffff" draw:auto-grow-height="true" fo:min-height="10.095cm"/>
    </style:style>
    <style:style style:name="pr2" style:family="presentation" style:parent-style-name="LushGreen-notes">
      <style:graphic-properties draw:fill-color="#ffffff" draw:auto-grow-height="true" fo:min-height="12.6cm"/>
    </style:style>
    <style:style style:name="pr3" style:family="presentation" style:parent-style-name="LushGreen-title">
      <style:graphic-properties draw:auto-grow-height="true" fo:min-height="2.177cm"/>
    </style:style>
    <style:style style:name="pr4" style:family="presentation" style:parent-style-name="LushGreen-outline1">
      <style:graphic-properties fo:min-height="10.798cm"/>
    </style:style>
    <style:style style:name="pr5" style:family="presentation" style:parent-style-name="LushGreen-title" style:list-style-name="L3">
      <style:graphic-properties draw:auto-grow-height="true" fo:min-height="2.177cm"/>
    </style:style>
    <style:style style:name="pr6" style:family="presentation" style:parent-style-name="LushGreen-title" style:list-style-name="L3">
      <style:graphic-properties draw:auto-grow-height="true" fo:min-height="2.177cm"/>
    </style:style>
    <style:style style:name="co1" style:family="table-column">
      <style:table-column-properties style:column-width="1.27cm" style:use-optimal-column-width="false"/>
    </style:style>
    <style:style style:name="co2" style:family="table-column">
      <style:table-column-properties style:column-width="2.117cm" style:use-optimal-column-width="false"/>
    </style:style>
    <style:style style:name="ro1" style:family="table-row">
      <style:table-row-properties style:row-height="1.099cm"/>
    </style:style>
    <style:style style:name="ro2" style:family="table-row">
      <style:table-row-properties style:row-height="1.73cm"/>
    </style:style>
    <style:style style:name="ro3" style:family="table-row">
      <style:table-row-properties style:row-height="1.311cm"/>
    </style:style>
    <style:style style:name="ce1" style:family="table-cell">
      <loext:graphic-properties draw:fill="none" style:repeat="repeat" draw:textarea-horizontal-align="left" draw:textarea-vertical-align="top" fo:padding-top="0.292cm" fo:padding-bottom="0.13cm" fo:padding-left="0.25cm" fo:padding-right="0.25cm"/>
      <style:paragraph-properties fo:margin-left="0cm" fo:margin-right="0cm" fo:margin-top="0.141cm" fo:margin-bottom="0cm" fo:line-height="86%" fo:text-indent="0cm" fo:border-left="none" fo:border-right="0.54pt solid #000000" fo:border-top="none" fo:border-bottom="none" style:punctuation-wrap="hanging" style:line-break="strict"/>
    </style:style>
    <style:style style:name="ce2" style:family="table-cell">
      <loext:graphic-properties draw:fill="none" style:repeat="repeat" draw:textarea-horizontal-align="justify" draw:textarea-vertical-align="top" fo:padding-top="0.292cm" fo:padding-bottom="0.13cm" fo:padding-left="0.25cm" fo:padding-right="0.25cm"/>
      <style:paragraph-properties fo:margin-left="0cm" fo:margin-right="0cm" fo:margin-top="0.141cm" fo:margin-bottom="0cm" fo:line-height="86%" fo:text-align="center" fo:text-indent="0cm" fo:border-left="0.54pt solid #000000" fo:border-right="0.54pt solid #000000" fo:border-top="0.54pt solid #000000" fo:border-bottom="0.23pt solid #000000" style:punctuation-wrap="hanging" style:line-break="strict"/>
    </style:style>
    <style:style style:name="ce3" style:family="table-cell">
      <loext:graphic-properties draw:fill="none" style:repeat="repeat" draw:textarea-horizontal-align="justify" draw:textarea-vertical-align="top" fo:padding-top="0.292cm" fo:padding-bottom="0.13cm" fo:padding-left="0.25cm" fo:padding-right="0.25cm"/>
      <style:paragraph-properties fo:margin-left="0cm" fo:margin-right="0cm" fo:margin-top="0.141cm" fo:margin-bottom="0cm" fo:line-height="86%" fo:text-align="center" fo:text-indent="0cm" fo:border-left="0.54pt solid #000000" fo:border-right="0.54pt solid #000000" fo:border-top="0.23pt solid #000000" fo:border-bottom="0.23pt solid #000000" style:punctuation-wrap="hanging" style:line-break="strict"/>
    </style:style>
    <style:style style:name="ce4" style:family="table-cell">
      <loext:graphic-properties draw:fill="none" style:repeat="repeat" draw:textarea-horizontal-align="left" draw:textarea-vertical-align="top" fo:padding-top="0.414cm" fo:padding-bottom="0.13cm" fo:padding-left="0.25cm" fo:padding-right="0.25cm"/>
      <style:paragraph-properties fo:margin-left="0cm" fo:margin-right="0cm" fo:margin-top="0.246cm" fo:margin-bottom="0cm" fo:line-height="86%" fo:text-indent="0cm" fo:border-left="none" fo:border-right="0.54pt solid #000000" fo:border-top="none" fo:border-bottom="none" style:punctuation-wrap="hanging" style:line-break="strict"/>
    </style:style>
    <style:style style:name="ce5" style:family="table-cell">
      <loext:graphic-properties draw:fill="none" style:repeat="repeat" draw:textarea-horizontal-align="left" draw:textarea-vertical-align="middle" fo:padding-top="0.13cm" fo:padding-bottom="0.13cm" fo:padding-left="0.25cm" fo:padding-right="0.25cm"/>
      <style:paragraph-properties fo:border-left="0.54pt solid #000000" fo:border-right="0.54pt solid #000000" fo:border-top="0.23pt solid #000000" fo:border-bottom="0.23pt solid #000000"/>
    </style:style>
    <style:style style:name="ce6" style:family="table-cell">
      <loext:graphic-properties draw:fill="none" style:repeat="repeat" draw:textarea-horizontal-align="left" draw:textarea-vertical-align="top" fo:padding-top="0.333cm" fo:padding-bottom="0.13cm" fo:padding-left="0.25cm" fo:padding-right="0.25cm"/>
      <style:paragraph-properties fo:margin-left="0cm" fo:margin-right="0cm" fo:margin-top="0.176cm" fo:margin-bottom="0cm" fo:line-height="86%" fo:text-indent="0cm" fo:border-left="none" fo:border-right="0.54pt solid #000000" fo:border-top="none" fo:border-bottom="none" style:punctuation-wrap="hanging" style:line-break="strict"/>
    </style:style>
    <style:style style:name="ce7" style:family="table-cell">
      <loext:graphic-properties draw:fill="none" style:repeat="repeat" draw:textarea-horizontal-align="justify" draw:textarea-vertical-align="top" fo:padding-top="0.333cm" fo:padding-bottom="0.13cm" fo:padding-left="0.25cm" fo:padding-right="0.25cm"/>
      <style:paragraph-properties fo:margin-left="0cm" fo:margin-right="0cm" fo:margin-top="0.176cm" fo:margin-bottom="0cm" fo:line-height="86%" fo:text-align="center" fo:text-indent="0cm" fo:border-left="0.54pt solid #000000" fo:border-right="0.54pt solid #000000" fo:border-top="0.23pt solid #000000" fo:border-bottom="0.54pt solid #000000" style:punctuation-wrap="hanging" style:line-break="stric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6.5pt"/>
    </style:style>
    <style:style style:name="P3" style:family="paragraph">
      <style:paragraph-properties fo:margin-left="0cm" fo:margin-right="0cm" fo:margin-top="0.793cm" fo:margin-bottom="0cm" fo:text-align="start" fo:text-indent="0cm" style:punctuation-wrap="hanging" style:line-break="strict"/>
    </style:style>
    <style:style style:name="P4" style:family="paragraph">
      <style:paragraph-properties style:punctuation-wrap="hanging" style:line-break="strict"/>
    </style:style>
    <style:style style:name="P5" style:family="paragraph">
      <style:paragraph-properties fo:text-align="start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6" style:family="paragraph">
      <style:paragraph-properties fo:line-height="100%" fo:text-align="start" style:punctuation-wrap="hanging" style:line-break="strict" style:writing-mode="lr-tb"/>
    </style:style>
    <style:style style:name="P7" style:family="paragraph">
      <style:paragraph-properties fo:margin-left="0cm" fo:margin-right="0cm" fo:margin-top="0.793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141cm" fo:margin-bottom="0cm" fo:line-height="86%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86%" fo:text-align="center" fo:text-indent="0cm" style:punctuation-wrap="hanging" style:line-break="strict"/>
    </style:style>
    <style:style style:name="P10" style:family="paragraph">
      <style:paragraph-properties fo:margin-left="0cm" fo:margin-right="0cm" fo:margin-top="0.246cm" fo:margin-bottom="0cm" fo:line-height="86%" fo:text-indent="0cm" style:punctuation-wrap="hanging" style:line-break="strict"/>
    </style:style>
    <style:style style:name="P11" style:family="paragraph">
      <style:paragraph-properties fo:margin-left="0cm" fo:margin-right="0cm" fo:margin-top="0.176cm" fo:margin-bottom="0cm" fo:line-height="86%" fo:text-indent="0cm" style:punctuation-wrap="hanging" style:line-break="strict"/>
    </style:style>
    <style:style style:name="P12" style:family="paragraph">
      <style:paragraph-properties fo:margin-left="0cm" fo:margin-right="0cm" fo:margin-top="0.176cm" fo:margin-bottom="0cm" fo:line-height="86%" fo:text-align="center" fo:text-indent="0cm" style:punctuation-wrap="hanging" style:line-break="strict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99cc0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P15" style:family="paragraph">
      <loext:graphic-properties draw:fill="solid" draw:fill-color="#cc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P16" style:family="paragraph">
      <style:paragraph-properties fo:margin-left="0cm" fo:margin-right="0cm" fo:line-height="100%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18" style:family="paragraph">
      <style:paragraph-properties fo:margin-left="0cm" fo:margin-right="0cm" fo:line-height="100%" fo:text-align="justify" fo:text-indent="0cm" style:punctuation-wrap="hanging" style:line-break="strict"/>
    </style:style>
    <style:style style:name="P19" style:family="paragraph">
      <style:paragraph-properties fo:margin-left="0cm" fo:margin-right="0cm" fo:line-height="100%" fo:text-align="justify" fo:text-indent="0cm" style:punctuation-wrap="simple" style:line-break="normal"/>
    </style:style>
    <style:style style:name="P20" style:family="paragraph">
      <loext:graphic-properties draw:fill="none" draw:fill-color="#ffffff"/>
      <style:paragraph-properties fo:margin-left="0cm" fo:margin-right="0cm" fo:line-height="100%" fo:text-align="justify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line-height="110%" fo:text-indent="0cm" style:punctuation-wrap="simple" style:line-break="strict"/>
    </style:style>
    <style:style style:name="P22" style:family="paragraph">
      <style:paragraph-properties fo:margin-left="0cm" fo:margin-right="0cm" fo:line-height="110%" fo:text-align="end" fo:text-indent="0cm" style:punctuation-wrap="simple" style:line-break="strict"/>
    </style:style>
    <style:style style:name="P23" style:family="paragraph">
      <loext:graphic-properties draw:fill="none" draw:fill-color="#ffffff"/>
      <style:paragraph-properties fo:margin-left="0cm" fo:margin-right="0cm" fo:line-height="110%" fo:text-indent="0cm" style:punctuation-wrap="simple" style:line-break="strict" style:writing-mode="lr-tb" style:font-independent-line-spacing="true"/>
      <style:text-properties fo:font-size="24pt"/>
    </style:style>
    <style:style style:name="P24" style:family="paragraph">
      <style:paragraph-properties fo:margin-left="0cm" fo:margin-right="0cm" fo:line-height="100%" fo:text-align="justify" fo:text-indent="0cm" style:punctuation-wrap="simple" style:line-break="normal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5" style:family="paragraph">
      <style:paragraph-properties fo:margin-left="0cm" fo:margin-right="0cm" fo:text-align="justify" fo:text-indent="0cm" style:punctuation-wrap="hanging" style:line-break="strict"/>
    </style:style>
    <style:style style:name="P26" style:family="paragraph">
      <style:paragraph-properties fo:margin-left="0cm" fo:margin-right="0cm" fo:margin-top="0cm" fo:margin-bottom="0cm" fo:line-height="100%" fo:text-align="justify" fo:text-indent="0cm" style:punctuation-wrap="hanging" style:line-break="strict" style:writing-mode="lr-tb"/>
    </style:style>
    <style:style style:name="P27" style:family="paragraph">
      <loext:graphic-properties draw:fill="none" draw:fill-color="#ffffff"/>
      <style:paragraph-properties fo:margin-left="0cm" fo:margin-right="0cm" fo:text-align="justify" fo:text-indent="0cm" style:punctuation-wrap="hanging" style:line-break="strict" style:writing-mode="lr-tb" style:font-independent-line-spacing="true"/>
      <style:text-properties fo:color="#000000" fo:font-size="24pt"/>
    </style:style>
    <style:style style:name="T1" style:family="text">
      <style:text-properties fo:language="fr" fo:country="FR" fo:font-style="normal" style:language-asian="fr" style:country-asian="FR" style:font-style-asian="normal" style:language-complex="fr" style:country-complex="FR" style:font-style-complex="normal"/>
    </style:style>
    <style:style style:name="T2" style:family="text">
      <style:text-properties fo:font-size="24pt" fo:language="fr" fo:country="FR" fo:font-style="italic" style:font-name-asian="Times New Roman" style:language-asian="fr" style:country-asian="FR" style:font-style-asian="italic" style:font-name-complex="Times New Roman" style:language-complex="fr" style:country-complex="FR" style:font-style-complex="italic"/>
    </style:style>
    <style:style style:name="T3" style:family="text">
      <style:text-properties fo:color="#000000" style:text-position="0% 100%" style:font-name="Times New Roman" fo:font-size="24pt" fo:language="fr" fo:country="FR" fo:font-style="italic" style:font-name-asian="Times New Roman" style:font-size-asian="24pt" style:language-asian="fr" style:country-asian="FR" style:font-style-asian="italic" style:font-name-complex="Times New Roman" style:font-size-complex="24pt" style:language-complex="fr" style:country-complex="FR" style:font-style-complex="italic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position="sub 58%"/>
    </style:style>
    <style:style style:name="T6" style:family="text">
      <style:text-properties fo:color="#000000" fo:font-size="16pt" fo:language="fr" fo:country="FR" style:font-size-asian="16pt" style:language-asian="fr" style:country-asian="FR" style:font-size-complex="16pt" style:language-complex="fr" style:country-complex="FR"/>
    </style:style>
    <style:style style:name="T7" style:family="text">
      <style:text-properties fo:color="#000000" fo:font-size="28pt" fo:language="fr" fo:country="FR" style:font-size-asian="28pt" style:language-asian="fr" style:country-asian="FR" style:font-size-complex="28pt" style:language-complex="fr" style:country-complex="FR"/>
    </style:style>
    <style:style style:name="T8" style:family="text">
      <style:text-properties fo:color="#000000" fo:font-size="20pt" fo:language="fr" fo:country="FR" style:font-size-asian="20pt" style:language-asian="fr" style:country-asian="FR" style:font-size-complex="20pt" style:language-complex="fr" style:country-complex="FR"/>
    </style:style>
    <style:style style:name="T9" style:family="text">
      <style:text-properties fo:font-size="28pt" fo:language="fr" fo:country="FR" style:font-size-asian="28pt" style:language-asian="fr" style:country-asian="FR" style:font-size-complex="28pt" style:language-complex="fr" style:country-complex="FR"/>
    </style:style>
    <style:style style:name="T10" style:family="text">
      <style:text-properties fo:color="#000000" style:font-name="Arial1" fo:font-size="20pt" fo:language="fr" fo:country="FR" style:font-name-asian="Arial1" style:font-size-asian="20pt" style:language-asian="fr" style:country-asian="FR" style:font-name-complex="Arial1" style:font-size-complex="20pt" style:language-complex="fr" style:country-complex="FR"/>
    </style:style>
    <style:style style:name="T11" style:family="text">
      <style:text-properties style:font-name="Arial1" fo:font-size="16pt" fo:language="en" fo:country="US" fo:font-style="italic" fo:font-weight="bold" style:font-name-asian="Arial1" style:font-size-asian="16pt" style:language-asian="en" style:country-asian="US" style:font-style-asian="italic" style:font-weight-asian="bold" style:font-name-complex="Arial1" style:font-size-complex="16pt" style:language-complex="en" style:country-complex="US" style:font-style-complex="italic" style:font-weight-complex="bold"/>
    </style:style>
    <style:style style:name="T12" style:family="text">
      <style:text-properties style:font-name="Arial1" fo:font-size="16pt" fo:language="en" fo:country="US" fo:font-style="italic" style:font-name-asian="Arial1" style:font-size-asian="16pt" style:language-asian="en" style:country-asian="US" style:font-style-asian="italic" style:font-name-complex="Arial1" style:font-size-complex="16pt" style:language-complex="en" style:country-complex="US" style:font-style-complex="italic"/>
    </style:style>
    <style:style style:name="T13" style:family="text">
      <style:text-properties style:font-name="Arial1" fo:font-size="16pt" fo:language="en" fo:country="US" fo:font-style="italic" style:text-underline-style="solid" style:text-underline-width="auto" style:text-underline-color="font-color" style:font-name-asian="Arial1" style:font-size-asian="16pt" style:language-asian="en" style:country-asian="US" style:font-style-asian="italic" style:font-name-complex="Arial1" style:font-size-complex="16pt" style:language-complex="en" style:country-complex="US" style:font-style-complex="italic"/>
    </style:style>
    <style:style style:name="T14" style:family="text">
      <style:text-properties style:font-name="Arial1" fo:font-size="18pt" fo:language="en" fo:country="US" fo:font-style="italic" style:font-name-asian="Arial1" style:font-size-asian="18pt" style:language-asian="en" style:country-asian="US" style:font-style-asian="italic" style:font-name-complex="Arial1" style:font-size-complex="18pt" style:language-complex="en" style:country-complex="US" style:font-style-complex="italic"/>
    </style:style>
    <style:style style:name="T15" style:family="text">
      <style:text-properties fo:color="#000000" style:font-name="Arial1" fo:language="fr" fo:country="FR" style:font-name-asian="Arial1" style:language-asian="fr" style:country-asian="FR" style:font-name-complex="Arial1" style:language-complex="fr" style:country-complex="FR"/>
    </style:style>
    <style:style style:name="T16" style:family="text">
      <style:text-properties style:text-position="-30% 58%" style:font-name="Arial1" fo:font-size="16pt" fo:language="en" fo:country="US" fo:font-style="italic" style:font-name-asian="Arial1" style:font-size-asian="16pt" style:language-asian="en" style:country-asian="US" style:font-style-asian="italic" style:font-name-complex="Arial1" style:font-size-complex="16pt" style:language-complex="en" style:country-complex="US" style:font-style-complex="italic"/>
    </style:style>
    <style:style style:name="T17" style:family="text">
      <style:text-properties fo:color="#800000" style:font-name="Arial1" fo:font-size="24pt" fo:language="fr" fo:country="FR" style:language-asian="fr" style:country-asian="FR" style:language-complex="fr" style:country-complex="FR"/>
    </style:style>
    <style:style style:name="T18" style:family="text">
      <style:text-properties fo:color="#800000" style:font-name="Arial1" fo:font-size="16pt" fo:language="fr" fo:country="FR" style:font-size-asian="16pt" style:language-asian="fr" style:country-asian="FR" style:font-size-complex="16pt" style:language-complex="fr" style:country-complex="FR"/>
    </style:style>
    <style:style style:name="T19" style:family="text">
      <style:text-properties fo:color="#000000" fo:font-size="24pt" fo:language="fr" fo:country="FR" style:font-name-asian="Times New Roman" style:language-asian="fr" style:country-asian="FR" style:font-name-complex="Times New Roman" style:language-complex="fr" style:country-complex="FR"/>
    </style:style>
    <style:style style:name="T20" style:family="text">
      <style:text-properties fo:color="#000000" style:text-line-through-style="none" style:text-line-through-type="none" style:text-position="0% 100%" style:font-name="Times New Roman" fo:font-size="20pt" fo:language="fr" fo:country="FR" fo:font-style="normal" fo:text-shadow="none" style:text-underline-style="none" fo:font-weight="normal" style:font-name-asian="Times New Roman" style:font-size-asian="20pt" style:language-asian="fr" style:country-asian="FR" style:font-style-asian="normal" style:font-weight-asian="normal" style:font-name-complex="Times New Roman" style:font-size-complex="20pt" style:language-complex="fr" style:country-complex="FR" style:font-style-complex="normal" style:font-weight-complex="normal" style:font-relief="none"/>
    </style:style>
    <style:style style:name="T21" style:family="text">
      <style:text-properties fo:color="#000000" style:text-line-through-style="none" style:text-line-through-type="none" style:text-position="30% 58%" style:font-name="Times New Roman" fo:font-size="20pt" fo:language="fr" fo:country="FR" fo:font-style="normal" fo:text-shadow="none" style:text-underline-style="none" fo:font-weight="normal" style:font-name-asian="Times New Roman" style:font-size-asian="20pt" style:language-asian="fr" style:country-asian="FR" style:font-style-asian="normal" style:font-weight-asian="normal" style:font-name-complex="Times New Roman" style:font-size-complex="20pt" style:language-complex="fr" style:country-complex="FR" style:font-style-complex="normal" style:font-weight-complex="normal" style:font-relief="none"/>
    </style:style>
    <style:style style:name="T22" style:family="text">
      <style:text-properties fo:color="#000000" fo:font-size="20pt" fo:language="fr" fo:country="FR" style:font-name-asian="Times New Roman" style:font-size-asian="20pt" style:language-asian="fr" style:country-asian="FR" style:font-name-complex="Times New Roman" style:font-size-complex="20pt" style:language-complex="fr" style:country-complex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">
        <style:list-level-properties/>
        <style:text-properties fo:font-family="Wingdings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 xml:id="id1" draw:id="id1">
        <draw:frame presentation:style-name="pr1" draw:text-style-name="P1" draw:layer="layout" svg:width="27.432cm" svg:height="10.095cm" svg:x="1.524cm" svg:y="0.725cm" presentation:class="subtitle">
          <draw:text-box>
            <text:p>Algorithmique</text:p>
            <text:p><text:tab/></text:p>
            <text:p><text:tab/>Les tableaux</text:p>
          </draw:text-box>
        </draw:frame>
        <anim:par presentation:node-type="timing-root">
          <anim:par smil:begin="id1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1" presentation:class="page"/>
          <draw:frame presentation:style-name="pr2" draw:text-style-name="P2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xml:id="id2" draw:id="id2">
        <draw:frame presentation:style-name="pr3" draw:text-style-name="P3" draw:layer="layout" svg:width="27.432cm" svg:height="2.177cm" svg:x="1.524cm" svg:y="0.725cm" presentation:class="title">
          <draw:text-box>
            <text:p text:style-name="P3"><text:span text:style-name="T1">Les tableaux</text:span>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header>
                <text:p text:style-name="P4"><text:span text:style-name="T2">Un algorithme peut avoir besoin simultanément de plusieurs valeurs pour effectuer des traitements comme la moyenne des valeurs, la recherche de la plus petite ou de la plus grande.</text:span></text:p>
              </text:list-header>
              <text:list-item>
                <text:p xml:id="id3" text:id="id3" text:style-name="P5"><text:span text:style-name="T2"><text:s/></text:span><text:span text:style-name="T2">On peut multiplier le nombre de variables</text:span><text:span text:style-name="T2"><text:line-break/></text:span><text:span text:style-name="T2"><text:tab/></text:span><text:span text:style-name="T2">tempJ1, tempJ2, tempJ3 … tempJ31</text:span></text:p>
                <text:p xml:id="id4" text:id="id4" text:style-name="P6"><text:span text:style-name="T3">Les traitements vont être fastidieux et répétitifs</text:span></text:p>
              </text:list-item>
              <text:list-item>
                <text:p xml:id="id5" text:id="id5" text:style-name="P6"><text:span text:style-name="T2">On peut rassembler toutes les variables en une seule au sein de laquelle, chaque valeur sera désignée par un numéro. 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486cm" svg:height="8.604cm" svg:x="1.821cm" svg:y="2.25cm" draw:page-number="2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xml:id="id6" draw:id="id6">
        <draw:frame presentation:style-name="pr5" draw:text-style-name="P7" draw:layer="layout" svg:width="27.432cm" svg:height="2.177cm" svg:x="1.524cm" svg:y="0.725cm" presentation:class="title">
          <draw:text-box>
            <text:list text:style-name="L3">
              <text:list-header>
                <text:p text:style-name="P7"><text:span text:style-name="T1">Définition du tableau</text:span></text:p>
              </text:list-header>
            </text:list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Un tableau est une structure de données possédant </text:p>
                <text:list>
                  <text:list-item>
                    <text:p>un nom fixe, </text:p>
                  </text:list-item>
                  <text:list-item>
                    <text:p>un nombre déterminé de données associées. <text:s/></text:p>
                  </text:list-item>
                </text:list>
              </text:list-item>
              <text:list-item>
                <text:p>Les éléments du tableau (les données) sont <text:span text:style-name="T4">tous de </text:span><text:span text:style-name="T4">même type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3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xml:id="id7" draw:id="id7">
        <draw:frame presentation:style-name="pr6" draw:text-style-name="P7" draw:layer="layout" svg:width="27.432cm" svg:height="2.177cm" svg:x="1.524cm" svg:y="0.725cm" presentation:class="title">
          <draw:text-box>
            <text:list text:style-name="L3">
              <text:list-header>
                <text:p text:style-name="P7"><text:span text:style-name="T1">Déclaration du tableau</text:span></text:p>
              </text:list-header>
            </text:list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La déclaration du tableau précise le type des éléments qu’il contient, ses dimensions et ses bornes.</text:p>
                <text:list>
                  <text:list-item>
                    <text:p>Exemple : temperatures [31] : <text:span text:style-name="T5">Réel</text:span></text:p>
                  </text:list-item>
                </text:list>
              </text:list-item>
              <text:list-item>
                <text:p xml:id="id8" text:id="id8">Le tableau "temperatures" </text:p>
                <text:list>
                  <text:list-item>
                    <text:p xml:id="id9" text:id="id9">contiendra des réels, au plus 31, </text:p>
                  </text:list-item>
                  <text:list-item>
                    <text:p xml:id="id10" text:id="id10">c’est un tableau à une dimension. </text:p>
                  </text:list-item>
                  <text:list-item>
                    <text:p xml:id="id11" text:id="id11">Ses bornes vont de 0 à 30.</text:p>
                  </text:list-item>
                </text:list>
              </text:list-item>
              <text:list-item>
                <text:p xml:id="id12" text:id="id12">Dans la plupart des langages, l’indice d’un tableau commence à 0.</text:p>
              </text:list-item>
            </text:list>
          </draw:text-box>
        </draw:frame>
        <anim:par presentation:node-type="timing-root">
          <anim:par smil:begin="id7.begin">
            <anim:transitionFilter smil:dur="1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486cm" svg:height="8.604cm" svg:x="1.821cm" svg:y="2.25cm" draw:page-number="4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 xml:id="id13" draw:id="id13">
        <draw:frame presentation:style-name="pr3" draw:layer="layout" svg:width="27.432cm" svg:height="2.177cm" svg:x="1.524cm" svg:y="0.725cm" presentation:class="title">
          <draw:text-box>
            <text:p>Éléments caractéristiques du tableau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Le nom du tableau est un identificateur.</text:p>
              </text:list-item>
              <text:list-item>
                <text:p>Ce nom <text:s/>est lié à une zone de mémoire contiguë et correspond à l'adresse de la première case du tableau. </text:p>
              </text:list-item>
              <text:list-item>
                <text:p>Chaque élément est désigné sans ambiguïté à l'aide d'un indice.</text:p>
              </text:list-item>
            </text:list>
          </draw:text-box>
        </draw:frame>
        <anim:par presentation:node-type="timing-root">
          <anim:par smil:begin="id13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5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xml:id="id14" draw:id="id14">
        <draw:frame presentation:style-name="pr3" draw:layer="layout" svg:width="27.432cm" svg:height="2.177cm" svg:x="1.524cm" svg:y="0.725cm" presentation:class="title">
          <draw:text-box>
            <text:p>Traitements simples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L’indice de la case désigne un élément précis du tableau</text:p>
              </text:list-item>
              <text:list-item>
                <text:p>Exemple : <text:s text:c="4"/>température[1] ← 12,5</text:p>
                <text:p/>
                <text:p/>
                <text:p/>
                <text:p/>
                <text:p/>
                <text:p/>
              </text:list-item>
              <text:list-item>
                <text:p>L’énorme avantage des tableaux est de pouvoir traiter les éléments en utilisant des boucles.</text:p>
              </text:list-item>
            </text:list>
          </draw:text-box>
        </draw:frame>
        <draw:g>
          <draw:frame draw:style-name="standard" draw:layer="layout" svg:width="3.386cm" svg:height="6.968cm" svg:x="7.875cm" svg:y="6.988cm">
            <table:table>
              <table:table-column table:style-name="co1"/>
              <table:table-column table:style-name="co2"/>
              <table:table-row table:style-name="ro1">
                <table:table-cell table:style-name="ce1">
                  <text:list text:style-name="L4">
                    <text:list-header>
                      <text:p text:style-name="P8"><text:span text:style-name="T6">0</text:span></text:p>
                    </text:list-header>
                  </text:list>
                </table:table-cell>
                <table:table-cell table:style-name="ce2">
                  <text:list text:continue-numbering="true" text:style-name="L4">
                    <text:list-header>
                      <text:p text:style-name="P9"><text:span text:style-name="T6">10</text:span></text:p>
                    </text:list-header>
                  </text:list>
                </table:table-cell>
              </table:table-row>
              <table:table-row table:style-name="ro1">
                <table:table-cell table:style-name="ce1">
                  <text:list text:continue-numbering="true" text:style-name="L4">
                    <text:list-header>
                      <text:p text:style-name="P8"><text:span text:style-name="T6">1</text:span></text:p>
                    </text:list-header>
                  </text:list>
                </table:table-cell>
                <table:table-cell table:style-name="ce3">
                  <text:list text:continue-numbering="true" text:style-name="L4">
                    <text:list-header>
                      <text:p text:style-name="P9"><text:span text:style-name="T6">12,5</text:span></text:p>
                    </text:list-header>
                  </text:list>
                </table:table-cell>
              </table:table-row>
              <table:table-row table:style-name="ro2">
                <table:table-cell table:style-name="ce4">
                  <text:list text:continue-numbering="true" text:style-name="L4">
                    <text:list-header>
                      <text:p text:style-name="P10"><text:span text:style-name="T7">..</text:span></text:p>
                    </text:list-header>
                  </text:list>
                </table:table-cell>
                <table:table-cell table:style-name="ce5"/>
              </table:table-row>
              <table:table-row table:style-name="ro2">
                <table:table-cell table:style-name="ce4">
                  <text:list text:continue-numbering="true" text:style-name="L4">
                    <text:list-header>
                      <text:p text:style-name="P10"><text:span text:style-name="T7">..</text:span></text:p>
                    </text:list-header>
                  </text:list>
                </table:table-cell>
                <table:table-cell table:style-name="ce5"/>
              </table:table-row>
              <table:table-row table:style-name="ro3">
                <table:table-cell table:style-name="ce6">
                  <text:list text:continue-numbering="true" text:style-name="L4">
                    <text:list-header>
                      <text:p text:style-name="P11"><text:span text:style-name="T8">30</text:span></text:p>
                    </text:list-header>
                  </text:list>
                </table:table-cell>
                <table:table-cell table:style-name="ce7">
                  <text:list text:continue-numbering="true" text:style-name="L4">
                    <text:list-header>
                      <text:p text:style-name="P12"><text:span text:style-name="T8">28</text:span></text:p>
                    </text:list-header>
                  </text:list>
                </table:table-cell>
              </table:table-row>
            </table:table>
            <draw:image xlink:href="Pictures/TablePreview1.svm" xlink:type="simple" xlink:show="embed" xlink:actuate="onLoad"/>
          </draw:frame>
          <draw:custom-shape draw:style-name="gr2" draw:text-style-name="P14" draw:layer="layout" svg:width="4cm" svg:height="1.694cm" svg:x="1.525cm" svg:y="10.163cm">
            <text:list text:style-name="L4">
              <text:list-header>
                <text:p text:style-name="P13"><text:span text:style-name="T9">I</text:span><text:span text:style-name="T9">n</text:span><text:span text:style-name="T9">di</text:span><text:span text:style-name="T9">c</text:span><text:span text:style-name="T9">e</text:span></text:p>
              </text:list-header>
            </text:list>
            <draw:enhanced-geometry svg:viewBox="0 0 21600 21600" draw:type="mso-spt42" draw:modifiers="36032 -21544 29268 4000 22743 4000 36818 33413" draw:enhanced-path="M 0 0 S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3" draw:text-style-name="P15" draw:layer="layout" svg:width="4.423cm" svg:height="1.693cm" svg:x="14.86cm" svg:y="9.952cm">
            <text:list text:style-name="L4">
              <text:list-header>
                <text:p text:style-name="P13"><text:span text:style-name="T9">V</text:span><text:span text:style-name="T9">al</text:span><text:span text:style-name="T9">e</text:span><text:span text:style-name="T9">u</text:span><text:span text:style-name="T9">r</text:span></text:p>
              </text:list-header>
            </text:list>
            <draw:enhanced-geometry svg:viewBox="0 0 21600 21600" draw:type="mso-spt42" draw:modifiers="-21083 -17719 -10897 4000 -1034 4000 -20394 25088" draw:enhanced-path="M 0 0 S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4" draw:text-style-name="P17" draw:layer="layout" svg:width="5.08cm" svg:height="1.955cm" svg:x="2.16cm" svg:y="6.777cm">
            <text:list text:style-name="L4">
              <text:list-header>
                <text:p text:style-name="P16"><text:span text:style-name="T10">Ta</text:span><text:span text:style-name="T10">bl</text:span><text:span text:style-name="T10">e</text:span><text:span text:style-name="T10">a</text:span><text:span text:style-name="T10">u </text:span><text:span text:style-name="T10">d</text:span><text:span text:style-name="T10">es </text:span><text:span text:style-name="T10">te</text:span><text:span text:style-name="T10">m</text:span><text:span text:style-name="T10">p</text:span><text:span text:style-name="T10">ér</text:span><text:span text:style-name="T10">at</text:span><text:span text:style-name="T10">ur</text:span><text:span text:style-name="T10">e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14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6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19" xml:id="id15" draw:id="id15">
        <draw:frame presentation:style-name="pr3" draw:layer="layout" svg:width="27.432cm" svg:height="2.177cm" svg:x="1.524cm" svg:y="0.725cm" presentation:class="title">
          <draw:text-box>
            <text:p>Affectation/initialisation</text:p>
          </draw:text-box>
        </draw:frame>
        <draw:g>
          <draw:custom-shape draw:style-name="gr5" draw:text-style-name="P20" draw:layer="layout" svg:width="12.278cm" svg:height="5.926cm" svg:x="4.442cm" svg:y="4.692cm">
            <text:list text:style-name="L4">
              <text:list-header>
                <text:p text:style-name="P18"><text:span text:style-name="T11">Sc</text:span><text:span text:style-name="T11">hé</text:span><text:span text:style-name="T11">m</text:span><text:span text:style-name="T11">a </text:span><text:span text:style-name="T11">al</text:span><text:span text:style-name="T11">go</text:span><text:span text:style-name="T11">rit</text:span><text:span text:style-name="T11">h</text:span><text:span text:style-name="T11">mi</text:span><text:span text:style-name="T11">qu</text:span><text:span text:style-name="T11">e</text:span></text:p>
                <text:p text:style-name="P19"><text:span text:style-name="T12"> </text:span></text:p>
                <text:p text:style-name="P19"><text:span text:style-name="T13">dé</text:span><text:span text:style-name="T13">bu</text:span><text:span text:style-name="T13">t</text:span></text:p>
                <text:p text:style-name="P19"><text:span text:style-name="T12"><text:s text:c="2"/></text:span><text:span text:style-name="T13">po</text:span><text:span text:style-name="T13">ur</text:span><text:span text:style-name="T12"> </text:span><text:span text:style-name="T12">ind</text:span><text:span text:style-name="T12">ice </text:span><text:span text:style-name="T13">all</text:span><text:span text:style-name="T13">an</text:span><text:span text:style-name="T13">t </text:span><text:span text:style-name="T13">de</text:span><text:span text:style-name="T12"> </text:span><text:span text:style-name="T12">0 </text:span><text:span text:style-name="T13">à</text:span><text:span text:style-name="T12"> </text:span><text:span text:style-name="T12">30</text:span></text:p>
                <text:p text:style-name="P19"><text:span text:style-name="T12"><text:s text:c="5"/></text:span><text:span text:style-name="T12"><text:s/></text:span><text:span text:style-name="T12">te</text:span><text:span text:style-name="T12">m</text:span><text:span text:style-name="T12">pe</text:span><text:span text:style-name="T12">rat</text:span><text:span text:style-name="T12">ur</text:span><text:span text:style-name="T12">es </text:span><text:span text:style-name="T12">[in</text:span><text:span text:style-name="T12">dic</text:span><text:span text:style-name="T12">e] </text:span><text:span text:style-name="T14">=</text:span><text:span text:style-name="T15"> </text:span><text:span text:style-name="T12">0 </text:span></text:p>
                <text:p text:style-name="P19"><text:span text:style-name="T12"><text:s text:c="2"/></text:span><text:span text:style-name="T13">Fi</text:span><text:span text:style-name="T13">np</text:span><text:span text:style-name="T13">ou</text:span><text:span text:style-name="T13">r</text:span></text:p>
                <text:p text:style-name="P19"><text:span text:style-name="T12">…</text:span></text:p>
                <text:p text:style-name="P19"><text:span text:style-name="T13">fin</text:span></text:p>
                <text:p text:style-name="P19"><text:span text:style-name="T12"> </text:span></text:p>
                <text:p text:style-name="P19"><text:span text:style-name="T12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20" draw:layer="layout" svg:width="12.28cm" svg:height="5.926cm" svg:x="16.72cm" svg:y="4.692cm">
            <text:list text:style-name="L4">
              <text:list-header>
                <text:p text:style-name="P18"><text:span text:style-name="T11">Le</text:span><text:span text:style-name="T11">xi</text:span><text:span text:style-name="T11">qu</text:span><text:span text:style-name="T11">e </text:span><text:span text:style-name="T11">de</text:span><text:span text:style-name="T11">s </text:span><text:span text:style-name="T11">va</text:span><text:span text:style-name="T11">ria</text:span><text:span text:style-name="T11">bl</text:span><text:span text:style-name="T11">es</text:span></text:p>
                <text:p text:style-name="P19"><text:span text:style-name="T12"> </text:span></text:p>
                <text:p text:style-name="P19"><text:span text:style-name="T12">ind</text:span><text:span text:style-name="T12">ice </text:span><text:span text:style-name="T16">entie</text:span><text:span text:style-name="T16">r</text:span></text:p>
                <text:p text:style-name="P19"><text:span text:style-name="T12">te</text:span><text:span text:style-name="T12">m</text:span><text:span text:style-name="T12">pe</text:span><text:span text:style-name="T12">rat</text:span><text:span text:style-name="T12">ur</text:span><text:span text:style-name="T12">es[</text:span><text:span text:style-name="T12">31</text:span><text:span text:style-name="T12">] </text:span><text:span text:style-name="T16">réel </text:span><text:span text:style-name="T16">table</text:span><text:span text:style-name="T16">au </text:span><text:span text:style-name="T16">de </text:span><text:span text:style-name="T16">suivi </text:span><text:span text:style-name="T16">men</text:span><text:span text:style-name="T16">suel </text:span><text:span text:style-name="T16">des </text:span><text:span text:style-name="T16">temp</text:span><text:span text:style-name="T16">ératu</text:span><text:span text:style-name="T16">res</text:span></text:p>
                <text:p text:style-name="P19"><text:span text:style-name="T16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23" draw:layer="layout" svg:width="26.563cm" svg:height="4.868cm" svg:x="1.8cm" svg:y="12.065cm">
          <text:list text:style-name="L4">
            <text:list-header>
              <text:p text:style-name="P21"><text:span text:style-name="T17">A</text:span><text:span text:style-name="T17">tt</text:span><text:span text:style-name="T17">e</text:span><text:span text:style-name="T17">nt</text:span><text:span text:style-name="T17">io</text:span><text:span text:style-name="T17">n </text:span><text:span text:style-name="T17">d</text:span><text:span text:style-name="T17">e </text:span><text:span text:style-name="T17">n</text:span><text:span text:style-name="T17">e </text:span><text:span text:style-name="T17">ja</text:span><text:span text:style-name="T17">m</text:span><text:span text:style-name="T17">ai</text:span><text:span text:style-name="T17">s </text:span><text:span text:style-name="T17">d</text:span><text:span text:style-name="T17">é</text:span><text:span text:style-name="T17">p</text:span><text:span text:style-name="T17">a</text:span><text:span text:style-name="T17">s</text:span><text:span text:style-name="T17">s</text:span><text:span text:style-name="T17">er </text:span><text:span text:style-name="T17">le</text:span><text:span text:style-name="T17">s </text:span><text:span text:style-name="T17">b</text:span><text:span text:style-name="T17">or</text:span><text:span text:style-name="T17">n</text:span><text:span text:style-name="T17">e</text:span><text:span text:style-name="T17">s </text:span><text:span text:style-name="T17">d</text:span><text:span text:style-name="T17">u </text:span><text:span text:style-name="T17">ta</text:span><text:span text:style-name="T17">bl</text:span><text:span text:style-name="T17">e</text:span><text:span text:style-name="T17">a</text:span><text:span text:style-name="T17">u </text:span><text:span text:style-name="T17">s</text:span><text:span text:style-name="T17">o</text:span><text:span text:style-name="T17">u</text:span><text:span text:style-name="T17">s </text:span><text:span text:style-name="T17">p</text:span><text:span text:style-name="T17">ei</text:span><text:span text:style-name="T17">n</text:span><text:span text:style-name="T17">e </text:span><text:span text:style-name="T17">d’</text:span><text:span text:style-name="T17">e</text:span><text:span text:style-name="T17">m</text:span><text:span text:style-name="T17">pi</text:span><text:span text:style-name="T17">ét</text:span><text:span text:style-name="T17">er </text:span><text:span text:style-name="T17">s</text:span><text:span text:style-name="T17">ur </text:span><text:span text:style-name="T17">le</text:span><text:span text:style-name="T17">s </text:span><text:span text:style-name="T17">v</text:span><text:span text:style-name="T17">ar</text:span><text:span text:style-name="T17">ia</text:span><text:span text:style-name="T17">bl</text:span><text:span text:style-name="T17">e</text:span><text:span text:style-name="T17">s </text:span><text:span text:style-name="T17">a</text:span><text:span text:style-name="T17">dj</text:span><text:span text:style-name="T17">a</text:span><text:span text:style-name="T17">c</text:span><text:span text:style-name="T17">e</text:span><text:span text:style-name="T17">nt</text:span><text:span text:style-name="T17">e</text:span><text:span text:style-name="T17">s.</text:span></text:p>
              <text:p text:style-name="P22"><text:span text:style-name="T18"/></text:p>
              <text:p text:style-name="P22"><text:span text:style-name="T18"/></text:p>
              <text:p text:style-name="P22"><text:span text:style-name="T18"/></text:p>
              <text:p text:style-name="P22"><text:span text:style-name="T18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7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3T19" xml:id="id16" draw:id="id16">
        <draw:frame presentation:style-name="pr3" draw:layer="layout" svg:width="27.432cm" svg:height="2.177cm" svg:x="1.524cm" svg:y="0.725cm" presentation:class="title">
          <draw:text-box>
            <text:p>Parcours</text:p>
          </draw:text-box>
        </draw:frame>
        <draw:g>
          <draw:custom-shape draw:style-name="gr8" draw:text-style-name="P20" draw:layer="layout" svg:width="14.124cm" svg:height="8.678cm" svg:x="3.29cm" svg:y="3.922cm">
            <text:list text:style-name="L4">
              <text:list-header>
                <text:p text:style-name="P18"><text:span text:style-name="T11">Sc</text:span><text:span text:style-name="T11">hé</text:span><text:span text:style-name="T11">m</text:span><text:span text:style-name="T11">a </text:span><text:span text:style-name="T11">al</text:span><text:span text:style-name="T11">go</text:span><text:span text:style-name="T11">rit</text:span><text:span text:style-name="T11">h</text:span><text:span text:style-name="T11">mi</text:span><text:span text:style-name="T11">qu</text:span><text:span text:style-name="T11">e</text:span></text:p>
                <text:p text:style-name="P19"><text:span text:style-name="T12"> </text:span></text:p>
                <text:p text:style-name="P19"><text:span text:style-name="T13">Dé</text:span><text:span text:style-name="T13">bu</text:span><text:span text:style-name="T13">t</text:span></text:p>
                <text:p text:style-name="P19"><text:span text:style-name="T12"><text:s text:c="2"/></text:span><text:span text:style-name="T12">ind</text:span><text:span text:style-name="T12">ice </text:span><text:span text:style-name="T12">← </text:span><text:span text:style-name="T12">0 </text:span></text:p>
                <text:p text:style-name="P19"><text:span text:style-name="T12"><text:s text:c="2"/></text:span><text:span text:style-name="T13">Ta</text:span><text:span text:style-name="T13">nt </text:span><text:span text:style-name="T13">qu</text:span><text:span text:style-name="T13">e</text:span><text:span text:style-name="T12"> </text:span><text:span text:style-name="T12">ind</text:span><text:span text:style-name="T12">ice </text:span><text:span text:style-name="T12">&lt;= </text:span><text:span text:style-name="T12">30 </text:span><text:span text:style-name="T12">et </text:span><text:span text:style-name="T12">te</text:span><text:span text:style-name="T12">m</text:span><text:span text:style-name="T12">pe</text:span><text:span text:style-name="T12">rat</text:span><text:span text:style-name="T12">ur</text:span><text:span text:style-name="T12">es </text:span><text:span text:style-name="T12">[in</text:span><text:span text:style-name="T12">dic</text:span><text:span text:style-name="T12">e] </text:span><text:span text:style-name="T12">&gt; </text:span><text:span text:style-name="T12">0</text:span></text:p>
                <text:p text:style-name="P19"><text:span text:style-name="T12"><text:s text:c="4"/></text:span><text:span text:style-name="T12">ind</text:span><text:span text:style-name="T12">ice </text:span><text:span text:style-name="T12">← </text:span><text:span text:style-name="T12">ind</text:span><text:span text:style-name="T12">ice </text:span><text:span text:style-name="T12">+ </text:span><text:span text:style-name="T12">1</text:span></text:p>
                <text:p text:style-name="P19"><text:span text:style-name="T12"><text:s text:c="2"/></text:span><text:span text:style-name="T13">Fi</text:span><text:span text:style-name="T13">nt</text:span><text:span text:style-name="T13">an</text:span><text:span text:style-name="T13">tq</text:span><text:span text:style-name="T13">ue</text:span></text:p>
                <text:p text:style-name="P19"><text:span text:style-name="T12"><text:s text:c="2"/></text:span><text:span text:style-name="T12">si </text:span><text:span text:style-name="T12">ind</text:span><text:span text:style-name="T12">ice </text:span><text:span text:style-name="T12">&gt; </text:span><text:span text:style-name="T12">30</text:span></text:p>
                <text:p text:style-name="P24"><text:span text:style-name="T12"><text:s text:c="4"/></text:span><text:span text:style-name="T12">alo</text:span><text:span text:style-name="T12">rs </text:span><text:span text:style-name="T12"><text:tab/></text:span><text:span text:style-name="T12"><text:tab/></text:span><text:span text:style-name="T12">// </text:span><text:span text:style-name="T12">so</text:span><text:span text:style-name="T12">rti</text:span><text:span text:style-name="T12">e </text:span><text:span text:style-name="T12">sa</text:span><text:span text:style-name="T12">ns </text:span><text:span text:style-name="T12">tro</text:span><text:span text:style-name="T12">uv</text:span><text:span text:style-name="T12">er</text:span></text:p>
                <text:p text:style-name="P19"><text:span text:style-name="T12"><text:s/></text:span><text:span text:style-name="T12">fin</text:span><text:span text:style-name="T12">si</text:span></text:p>
                <text:p text:style-name="P19"><text:span text:style-name="T12"><text:s text:c="2"/></text:span><text:span text:style-name="T12">…</text:span></text:p>
                <text:p text:style-name="P19"><text:span text:style-name="T13">fin</text:span></text:p>
                <text:p text:style-name="P19"><text:span text:style-name="T12"> </text:span></text:p>
                <text:p text:style-name="P19"><text:span text:style-name="T12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20" draw:layer="layout" svg:width="7.466cm" svg:height="8.678cm" svg:x="17.414cm" svg:y="3.922cm">
            <text:list text:style-name="L4">
              <text:list-header>
                <text:p text:style-name="P18"><text:span text:style-name="T11">Lexique des variables</text:span></text:p>
                <text:p text:style-name="P19"><text:span text:style-name="T12"> </text:span></text:p>
                <text:p text:style-name="P19"><text:span text:style-name="T12">indice </text:span><text:span text:style-name="T16">entier</text:span></text:p>
                <text:p text:style-name="P19"><text:span text:style-name="T12">temperatures[31] </text:span><text:span text:style-name="T16">réel</text:span></text:p>
                <text:p text:style-name="P19"><text:span text:style-name="T16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10" draw:text-style-name="P27" draw:layer="layout" svg:width="28.022cm" svg:height="5.003cm" svg:x="1.4cm" svg:y="12.488cm">
          <text:list text:style-name="L5">
            <text:list-item>
              <text:p text:style-name="P25"><text:span text:style-name="T19">L’itération possède deux conditions de maintien </text:span></text:p>
            </text:list-item>
          </text:list>
          <text:list text:style-name="L6">
            <text:list-item>
              <text:list>
                <text:list-item>
                  <text:p text:style-name="P26"><text:span text:style-name="T20">La 1</text:span><text:span text:style-name="T21">ère</text:span><text:span text:style-name="T20"> veille à ne pas dépasser la borne supérieure du tableau, </text:span></text:p>
                </text:list-item>
                <text:list-item>
                  <text:p text:style-name="P26"><text:span text:style-name="T20">La 2</text:span><text:span text:style-name="T21">ème</text:span><text:span text:style-name="T20"> est réservée à la recherche</text:span></text:p>
                </text:list-item>
              </text:list>
            </text:list-item>
          </text:list>
          <text:list text:style-name="L5">
            <text:list-item>
              <text:p text:style-name="P26"><text:span text:style-name="T19">Après la boucle un test s’impose pour connaître la condition de sortie, une des deux conditions est reprise</text:span><text:span text:style-name="T22">.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6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8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xml:id="id17" draw:id="id17">
        <draw:frame presentation:style-name="pr3" draw:layer="layout" svg:width="27.432cm" svg:height="2.177cm" svg:x="1.524cm" svg:y="0.725cm" presentation:class="title">
          <draw:text-box>
            <text:p>Exercice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Tout comme les variables simples, les données d'un tableau doivent être initialisées.</text:p>
                <text:list>
                  <text:list-item>
                    <text:p>Déclarez un tableau des notes /20 pour un devoir des élèves de la classe</text:p>
                  </text:list-item>
                  <text:list-item>
                    <text:p>Initialisez-le avec une valeur par défaut.</text:p>
                  </text:list-item>
                  <text:list-item>
                    <text:p>Affichez les notes selon la forme :</text:p>
                    <text:list>
                      <text:list-item>
                        <text:p>L'élève numéro i a eu la note nn / 20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9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xml:id="id18" draw:id="id18">
        <draw:frame presentation:style-name="pr3" draw:layer="layout" svg:width="27.432cm" svg:height="2.177cm" svg:x="1.524cm" svg:y="0.725cm" presentation:class="title">
          <draw:text-box>
            <text:p>exercice(2)</text:p>
          </draw:text-box>
        </draw:frame>
        <draw:frame presentation:style-name="pr4" draw:layer="layout" svg:width="27.432cm" svg:height="11.048cm" svg:x="1.524cm" svg:y="4.596cm" presentation:class="outline">
          <draw:text-box>
            <text:list text:style-name="L2">
              <text:list-item>
                <text:p>On conserve les données de la station climatique (température min et max) sur un mois.</text:p>
                <text:list>
                  <text:list-item>
                    <text:p>Faites une déclaration de variable pouvant convenir.</text:p>
                  </text:list-item>
                  <text:list-item>
                    <text:p>Recherchez le jour du mois où </text:p>
                    <text:list>
                      <text:list-item>
                        <text:p>La température min est la plus petite </text:p>
                      </text:list-item>
                      <text:list-item>
                        <text:p>La température max la plus grand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5.486cm" svg:height="8.604cm" svg:x="1.821cm" svg:y="2.25cm" draw:page-number="10" presentation:class="page"/>
          <draw:frame presentation:style-name="pr2" draw:text-style-name="P1" draw:layer="layout" svg:width="15.486cm" svg:height="12.6cm" svg:x="1.821cm" svg:y="11.7cm" presentation:class="notes" presentation:placeholder="true">
            <draw:text-box/>
          </draw:frame>
        </presentation:notes>
      </draw:page>
      <presentation:settings presentation:start-page="page1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S Gothic1" svg:font-family="'MS Gothic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MS Gothic2" svg:font-family="'MS Gothic'" style:font-family-generic="roman" style:font-pitch="variable"/>
    <style:font-face style:name="Times New Roman" svg:font-family="'Times New Roman'" style:font-family-generic="roman" style:font-pitch="variable"/>
    <style:font-face style:name="WenQuanYi Zen Hei1" svg:font-family="'WenQuanYi Zen Hei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 Gothic1" style:font-family-asian="'MS Gothic'" style:font-pitch-asian="variable" style:font-size-asian="24pt" style:font-style-asian="normal" style:font-weight-asian="normal" style:font-name-complex="MS Gothic1" style:font-family-complex="'MS Gothic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.5pt" style:font-style-asian="normal" style:font-weight-asian="normal" style:font-name-complex="Lohit Hindi" style:font-family-complex="'Lohit Hindi'" style:font-family-generic-complex="system" style:font-pitch-complex="variable" style:font-size-complex="26.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5pt" style:font-style-asian="normal" style:font-weight-asian="normal" style:font-name-complex="Lohit Hindi" style:font-family-complex="'Lohit Hindi'" style:font-family-generic-complex="system" style:font-pitch-complex="variable" style:font-size-complex="26.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79cm" fo:text-indent="0cm"/>
      <style:text-properties fo:font-size="18.1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13cm" fo:page-height="26.73cm" style:print-orientation="portrait"/>
    </style:page-layout>
    <style:page-layout style:name="PM1">
      <style:page-layout-properties fo:margin-top="0cm" fo:margin-bottom="0cm" fo:margin-left="0cm" fo:margin-right="0cm" fo:page-width="30.48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6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64cm" svg:height="5.039cm" svg:x="1cm" svg:y="3.159cm"/>
      <draw:page-thumbnail draw:layer="backgroundobjects" svg:width="8.064cm" svg:height="5.039cm" svg:x="1cm" svg:y="10.845cm"/>
      <draw:page-thumbnail draw:layer="backgroundobjects" svg:width="8.064cm" svg:height="5.039cm" svg:x="1cm" svg:y="18.531cm"/>
      <draw:page-thumbnail draw:layer="backgroundobjects" svg:width="8.064cm" svg:height="5.039cm" svg:x="10.065cm" svg:y="3.159cm"/>
      <draw:page-thumbnail draw:layer="backgroundobjects" svg:width="8.064cm" svg:height="5.039cm" svg:x="10.065cm" svg:y="10.845cm"/>
      <draw:page-thumbnail draw:layer="backgroundobjects" svg:width="8.064cm" svg:height="5.039cm" svg:x="10.065cm" svg:y="18.531cm"/>
      <draw:frame draw:style-name="Mgr1" draw:text-style-name="MP2" draw:layer="backgroundobjects" svg:width="8.301cm" svg:height="1.33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301cm" svg:height="1.335cm" svg:x="10.82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301cm" svg:height="1.335cm" svg:x="0cm" svg:y="25.3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301cm" svg:height="1.335cm" svg:x="10.828cm" svg:y="25.394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30.479cm" svg:height="19.049cm" svg:x="0.002cm" svg:y="0.001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1.771cm" svg:height="1.814cm" svg:x="1.524cm" svg:y="1.451cm" presentation:class="title" presentation:placeholder="true">
        <draw:text-box/>
      </draw:frame>
      <draw:frame presentation:style-name="Inspiration-outline1" draw:layer="backgroundobjects" svg:width="27.432cm" svg:height="11.048cm" svg:x="1.524cm" svg:y="4.535cm" presentation:class="outline" presentation:placeholder="true">
        <draw:text-box/>
      </draw:frame>
      <draw:frame presentation:style-name="Mpr1" draw:text-style-name="MP2" draw:layer="backgroundobjects" svg:width="7.101cm" svg:height="1.314cm" svg:x="1.524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661cm" svg:height="1.314cm" svg:x="10.424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7.101cm" svg:height="1.314cm" svg:x="21.853cm" svg:y="17.354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0</text:page-count></text:span></text:p>
        </draw:text-box>
      </draw:frame>
      <presentation:notes style:page-layout-name="PM0">
        <draw:page-thumbnail presentation:style-name="Inspiration-title" draw:layer="backgroundobjects" svg:width="11.615cm" svg:height="8.604cm" svg:x="3.757cm" svg:y="2.25cm" presentation:class="page"/>
        <draw:frame presentation:style-name="Inspiration-notes" draw:layer="backgroundobjects" svg:width="15.486cm" svg:height="12.6cm" svg:x="1.821cm" svg:y="11.7cm" presentation:class="notes" presentation:placeholder="true">
          <draw:text-box/>
        </draw:frame>
        <draw:frame presentation:style-name="Mpr2" draw:text-style-name="MP2" draw:layer="backgroundobjects" svg:width="8.301cm" svg:height="1.3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301cm" svg:height="1.336cm" svg:x="10.82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301cm" svg:height="1.336cm" svg:x="0cm" svg:y="25.39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301cm" svg:height="1.336cm" svg:x="10.828cm" svg:y="25.39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5" draw:layer="backgroundobjects" svg:width="30.477cm" svg:height="19.061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568ACC12146E19E9.png" xlink:type="simple" xlink:show="embed" xlink:actuate="onLoad"/>
      </draw:frame>
      <draw:frame presentation:style-name="LushGreen-title" draw:layer="backgroundobjects" svg:width="27.432cm" svg:height="2.177cm" svg:x="1.524cm" svg:y="0.725cm" presentation:class="title" presentation:placeholder="true">
        <draw:text-box/>
      </draw:frame>
      <draw:frame presentation:style-name="LushGreen-outline1" draw:layer="backgroundobjects" svg:width="27.432cm" svg:height="11.048cm" svg:x="1.524cm" svg:y="4.596cm" presentation:class="outline" presentation:placeholder="true">
        <draw:text-box/>
      </draw:frame>
      <draw:frame presentation:style-name="Mpr4" draw:text-style-name="MP2" draw:layer="backgroundobjects" svg:width="7.101cm" svg:height="1.314cm" svg:x="1.524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.661cm" svg:height="1.314cm" svg:x="10.423cm" svg:y="17.35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7.101cm" svg:height="1.314cm" svg:x="21.853cm" svg:y="17.35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5.486cm" svg:height="8.604cm" svg:x="1.821cm" svg:y="2.25cm" presentation:class="page"/>
        <draw:frame presentation:style-name="LushGreen-notes" draw:layer="backgroundobjects" svg:width="15.486cm" svg:height="12.6cm" svg:x="1.821cm" svg:y="11.7cm" presentation:class="notes" presentation:placeholder="true">
          <draw:text-box/>
        </draw:frame>
        <draw:frame presentation:style-name="Mpr5" draw:text-style-name="MP2" draw:layer="backgroundobjects" svg:width="8.302cm" svg:height="1.3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302cm" svg:height="1.336cm" svg:x="10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302cm" svg:height="1.336cm" svg:x="0cm" svg:y="25.39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302cm" svg:height="1.336cm" svg:x="10.827cm" svg:y="25.39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tion d’algorithme</dc:title>
    <meta:initial-creator>CRUCHET Philippe</meta:initial-creator>
    <meta:creation-date>2003-09-07T11:13:34</meta:creation-date>
    <dc:date>2017-10-10T07:46:40.970307464</dc:date>
    <meta:editing-cycles>23</meta:editing-cycles>
    <meta:editing-duration>PT8H1M26S</meta:editing-duration>
    <meta:generator>LibreOffice/5.1.6.2$Linux_X86_64 LibreOffice_project/10m0$Build-2</meta:generator>
    <meta:document-statistic meta:object-count="84"/>
  </office:meta>
</office:document-meta>
</file>